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4.45cm"/>
    </style:style>
    <style:style style:name="gr2" style:family="graphic" style:parent-style-name="standard">
      <style:graphic-properties draw:textarea-horizontal-align="justify" draw:textarea-vertical-align="middle" draw:auto-grow-height="false" fo:min-height="1.262cm" fo:min-width="3.594cm"/>
    </style:style>
    <style:style style:name="gr3" style:family="graphic" style:parent-style-name="standard">
      <style:graphic-properties draw:textarea-horizontal-align="justify" draw:textarea-vertical-align="middle" draw:auto-grow-height="false" fo:min-height="2.45cm" fo:min-width="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5cm" fo:min-width="2.0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1.6cm"/>
    </style:style>
    <style:style style:name="gr8" style:family="graphic" style:parent-style-name="standard">
      <style:graphic-properties draw:textarea-horizontal-align="justify" draw:textarea-vertical-align="middle" draw:auto-grow-height="false" fo:min-height="1.262cm" fo:min-width="2.146cm"/>
    </style:style>
    <style:style style:name="gr9" style:family="graphic" style:parent-style-name="standard">
      <style:graphic-properties draw:textarea-horizontal-align="justify" draw:textarea-vertical-align="middle" draw:auto-grow-height="false" fo:min-height="1.388cm" fo:min-width="2.46cm"/>
    </style:style>
    <style:style style:name="gr10" style:family="graphic" style:parent-style-name="standard">
      <style:graphic-properties draw:textarea-horizontal-align="justify" draw:textarea-vertical-align="middle" draw:auto-grow-height="false" fo:min-height="1.59cm" fo:min-width="3.178cm"/>
    </style:style>
    <style:style style:name="gr1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cm" svg:height="2.7cm" svg:x="6.1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5cm" svg:height="2.4cm" svg:x="6.2cm" svg:y="5.4cm">
          <text:p text:style-name="P1">Pobierz x,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5cm" svg:height="5.4cm" svg:x="6.9cm" svg:y="10.9cm">
          <text:p text:style-name="P1">X &gt; 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9.6cm" svg:y1="3.7cm" svg:x2="9.45cm" svg:y2="5.4cm" draw:start-shape="id1" draw:start-glue-point="8" draw:end-shape="id2" draw:end-glue-point="5" svg:d="M9600 3700l-150 1700" svg:viewBox="0 0 151 1701">
          <text:p/>
        </draw:connector>
        <draw:connector draw:style-name="gr4" draw:text-style-name="P2" draw:layer="layout" draw:type="line" svg:x1="9.45cm" svg:y1="7.8cm" svg:x2="9.4cm" svg:y2="10.9cm" draw:start-shape="id2" draw:start-glue-point="8" draw:end-shape="id3" svg:d="M9450 7800l-50 3100" svg:viewBox="0 0 51 3101">
          <text:p/>
        </draw:connector>
        <draw:custom-shape draw:style-name="gr5" draw:text-style-name="P1" xml:id="id4" draw:id="id4" draw:layer="layout" svg:width="4cm" svg:height="2.7cm" svg:x="2.3cm" svg:y="21.6cm">
          <text:p text:style-name="P1">Drukuj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type="line" svg:x1="6.9cm" svg:y1="13.6cm" svg:x2="4.8cm" svg:y2="21.6cm" draw:start-shape="id3" draw:start-glue-point="5" draw:end-shape="id4" draw:end-glue-point="4" svg:d="M6900 13600l-2100 8000" svg:viewBox="0 0 2101 8001">
          <text:p text:style-name="P1">Tak</text:p>
        </draw:connector>
        <draw:custom-shape draw:style-name="gr7" draw:text-style-name="P1" xml:id="id5" draw:id="id5" draw:layer="layout" svg:width="4.2cm" svg:height="4.6cm" svg:x="11.9cm" svg:y="16.2cm">
          <text:p text:style-name="P1">x &lt; 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11.9cm" svg:y1="13.6cm" svg:x2="14cm" svg:y2="16.2cm" draw:start-shape="id3" draw:start-glue-point="7" draw:end-shape="id5" svg:d="M11900 13600l2100 2600" svg:viewBox="0 0 2101 2601">
          <text:p text:style-name="P1">Nie</text:p>
        </draw:connector>
        <draw:custom-shape draw:style-name="gr8" draw:text-style-name="P1" xml:id="id6" draw:id="id6" draw:layer="layout" svg:width="4.2cm" svg:height="2.4cm" svg:x="8.6cm" svg:y="21.8cm">
          <text:p text:style-name="P1">Drukuj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xml:id="id7" draw:id="id7" draw:layer="layout" svg:width="4.7cm" svg:height="2.6cm" svg:x="15.4cm" svg:y="21.2cm">
          <text:p text:style-name="P1">Drukuj x,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type="line" svg:x1="11.9cm" svg:y1="18.5cm" svg:x2="10.7cm" svg:y2="21.8cm" draw:start-shape="id5" draw:start-glue-point="5" draw:end-shape="id6" svg:d="M11900 18500l-1200 3300" svg:viewBox="0 0 1201 3301">
          <text:p text:style-name="P1">Tak</text:p>
        </draw:connector>
        <draw:connector draw:style-name="gr6" draw:text-style-name="P2" draw:layer="layout" draw:type="line" svg:x1="16.1cm" svg:y1="18.5cm" svg:x2="17.75cm" svg:y2="21.2cm" draw:start-shape="id5" draw:start-glue-point="7" draw:end-shape="id7" draw:end-glue-point="5" svg:d="M16100 18500l1650 2700" svg:viewBox="0 0 1651 2701">
          <text:p text:style-name="P1">Nie</text:p>
        </draw:connector>
        <draw:custom-shape draw:style-name="gr10" draw:text-style-name="P1" xml:id="id8" draw:id="id8" draw:layer="layout" svg:width="5.2cm" svg:height="2.6cm" svg:x="7.8cm" svg:y="2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7cm" svg:y1="24.2cm" svg:x2="10.4cm" svg:y2="26cm" draw:start-shape="id6" draw:start-glue-point="8" draw:end-shape="id8" svg:d="M10700 24200l-300 1800" svg:viewBox="0 0 301 1801">
          <text:p/>
        </draw:connector>
        <draw:connector draw:style-name="gr4" draw:text-style-name="P2" draw:layer="layout" draw:type="line" svg:x1="17.162cm" svg:y1="23.8cm" svg:x2="13cm" svg:y2="27.3cm" draw:start-shape="id7" draw:start-glue-point="7" draw:end-shape="id8" svg:d="M17162 23800l-4162 3500" svg:viewBox="0 0 4163 3501">
          <text:p/>
        </draw:connector>
        <draw:connector draw:style-name="gr11" draw:text-style-name="P1" draw:layer="layout" svg:x1="4.3cm" svg:y1="24.3cm" svg:x2="4.3cm" svg:y2="24.3cm" draw:start-shape="id4" draw:start-glue-point="8" draw:end-shape="id4" draw:end-glue-point="8" svg:d="M4300 24300z" svg:viewBox="0 0 1 1">
          <text:p/>
        </draw:connector>
        <draw:connector draw:style-name="gr4" draw:text-style-name="P2" draw:layer="layout" draw:type="line" svg:x1="3.8cm" svg:y1="24.3cm" svg:x2="7.8cm" svg:y2="27.3cm" draw:start-shape="id4" draw:start-glue-point="7" draw:end-shape="id8" draw:end-glue-point="6" svg:d="M3800 24300l4000 3000" svg:viewBox="0 0 4001 3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3:50.339797076</meta:creation-date>
    <dc:date>2019-09-16T09:04:24.474286253</dc:date>
    <meta:editing-duration>PT12M25S</meta:editing-duration>
    <meta:editing-cycles>3</meta:editing-cycles>
    <meta:generator>LibreOffice/6.0.7.3$Linux_X86_64 LibreOffice_project/00m0$Build-3</meta:generator>
    <meta:document-statistic meta:object-count="18"/>
  </office:meta>
</office:document-meta>
</file>